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000000047AC2DF1A2.png"/>
  <manifest:file-entry manifest:media-type="image/png" manifest:full-path="Pictures/10000201000000500000005046C2AF6C.png"/>
  <manifest:file-entry manifest:media-type="image/png" manifest:full-path="Pictures/100002010000005000000050A4A092D8.png"/>
  <manifest:file-entry manifest:media-type="image/png" manifest:full-path="Pictures/100002010000005000000050A8471765.png"/>
  <manifest:file-entry manifest:media-type="image/png" manifest:full-path="Pictures/10000201000000500000003304DDBBC8.png"/>
  <manifest:file-entry manifest:media-type="image/gif" manifest:full-path="Pictures/1000000000000167000001143A72152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 fo:font-family="'URW Chancery L'" style:font-pitch="variable" fo:font-size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ff6633" fo:font-family="'URW Chancery L'" style:font-pitch="variable" fo:font-size="26pt" fo:text-shadow="none" fo:font-weight="normal" style:font-relief="none"/>
    </style:style>
    <style:style style:name="P5" style:family="paragraph">
      <style:paragraph-properties fo:margin-left="0cm" fo:margin-right="0cm" fo:text-indent="0cm"/>
      <style:text-properties fo:color="#ff6633" fo:font-family="'URW Chancery L'" style:font-pitch="variable" fo:font-size="26pt" fo:font-weight="normal" style:font-relief="embosse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color="#666699" fo:font-family="'Lucida Bright'" style:font-family-generic="roman" style:font-pitch="variable" fo:font-size="28pt" style:font-size-asian="28pt" style:font-size-complex="28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family="'URW Chancery L'" style:font-pitch="variable" fo:font-size="26pt"/>
    </style:style>
    <style:style style:name="T2" style:family="text">
      <style:text-properties fo:color="#ff6633" fo:font-family="'URW Chancery L'" style:font-pitch="variable" fo:font-size="26pt" fo:text-shadow="none" fo:font-weight="normal" style:font-relief="embossed"/>
    </style:style>
    <style:style style:name="T3" style:family="text">
      <style:text-properties fo:color="#ff6633" fo:font-family="'URW Chancery L'" style:font-pitch="variable" fo:font-size="26pt" fo:font-weight="normal" style:font-relief="embossed"/>
    </style:style>
    <style:style style:name="T4" style:family="text">
      <style:text-properties fo:color="#666699" fo:font-family="'Bitstream Vera Serif'" style:font-family-generic="roman" style:font-pitch="variable" fo:font-size="26pt" fo:font-weight="bold" style:font-size-asian="28pt" style:font-weight-asian="bold" style:font-size-complex="28pt" style:font-weight-complex="bold"/>
    </style:style>
    <style:style style:name="T5" style:family="text">
      <style:text-properties fo:color="#666699" fo:font-family="'Bitstream Vera Serif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.5cm" svg:height="2.605cm" svg:x="12.5cm" svg:y="8cm">
          <draw:text-box>
            <text:p text:style-name="P1"><text:span text:style-name="T1">DEVS</text:span></text:p>
          </draw:text-box>
        </draw:frame>
        <draw:frame draw:style-name="gr2" draw:text-style-name="P3" draw:layer="layout" svg:width="7.602cm" svg:height="6cm" svg:x="0.398cm" svg:y="0.5cm">
          <draw:image xlink:href="Pictures/1000000000000167000001143A721525.gif" xlink:type="simple" xlink:show="embed" xlink:actuate="onLoad">
            <text:p text:style-name="P1"/>
          </draw:image>
        </draw:frame>
        <draw:g>
          <draw:frame draw:style-name="gr2" draw:text-style-name="P3" draw:layer="layout" svg:width="2.893cm" svg:height="2.837cm" svg:x="13cm" svg:y="9.163cm">
            <draw:image xlink:href="Pictures/10000201000000500000005046C2AF6C.png" xlink:type="simple" xlink:show="embed" xlink:actuate="onLoad">
              <text:p text:style-name="P1"/>
            </draw:image>
          </draw:frame>
          <draw:frame draw:style-name="gr2" draw:text-style-name="P3" draw:layer="layout" svg:width="2cm" svg:height="2cm" svg:x="13.393cm" svg:y="9.6cm">
            <draw:image xlink:href="Pictures/10000201000000500000003304DDBBC8.png" xlink:type="simple" xlink:show="embed" xlink:actuate="onLoad">
              <text:p text:style-name="P1"/>
            </draw:image>
          </draw:frame>
        </draw:g>
        <draw:frame draw:style-name="gr2" draw:text-style-name="P3" draw:layer="layout" svg:width="2.362cm" svg:height="2.362cm" draw:transform="rotate (-2.34886410733471) translate (14.612cm 12.114cm)">
          <draw:image xlink:href="Pictures/100002010000005000000050A4A092D8.png" xlink:type="simple" xlink:show="embed" xlink:actuate="onLoad">
            <text:p text:style-name="P1"/>
          </draw:image>
        </draw:frame>
        <draw:frame draw:style-name="gr2" draw:text-style-name="P3" draw:layer="layout" svg:width="2.192cm" svg:height="2.192cm" draw:transform="rotate (0.798313599862055) translate (14.405cm 9.066cm)">
          <draw:image xlink:href="Pictures/100002010000005000000050A4A092D8.png" xlink:type="simple" xlink:show="embed" xlink:actuate="onLoad">
            <text:p text:style-name="P1"/>
          </draw:image>
        </draw:frame>
        <draw:frame draw:style-name="gr1" draw:text-style-name="P2" draw:layer="layout" svg:width="2.5cm" svg:height="1.428cm" draw:transform="rotate (1.57812670965297) translate (11.867cm 10.809cm)">
          <draw:text-box>
            <text:p text:style-name="P1"><text:span text:style-name="T1">BFS</text:span></text:p>
          </draw:text-box>
        </draw:frame>
        <draw:frame draw:style-name="gr1" draw:text-style-name="P4" draw:layer="layout" svg:width="2.5cm" svg:height="2.605cm" svg:x="19.301cm" svg:y="8cm">
          <draw:text-box>
            <text:p text:style-name="P1"><text:span text:style-name="T2">DEVS</text:span></text:p>
          </draw:text-box>
        </draw:frame>
        <draw:frame draw:style-name="gr2" draw:text-style-name="P3" draw:layer="layout" svg:width="2.893cm" svg:height="2.837cm" svg:x="19.701cm" svg:y="9.163cm">
          <draw:image xlink:href="Pictures/10000201000000500000005046C2AF6C.png" xlink:type="simple" xlink:show="embed" xlink:actuate="onLoad">
            <text:p text:style-name="P1"/>
          </draw:image>
        </draw:frame>
        <draw:frame draw:style-name="gr2" draw:text-style-name="P3" draw:layer="layout" svg:width="2.362cm" svg:height="2.362cm" draw:transform="rotate (-2.34886410733471) translate (21.313cm 12.114cm)">
          <draw:image xlink:href="Pictures/100002010000005000000050A4A092D8.png" xlink:type="simple" xlink:show="embed" xlink:actuate="onLoad">
            <text:p text:style-name="P1"/>
          </draw:image>
        </draw:frame>
        <draw:frame draw:style-name="gr2" draw:text-style-name="P3" draw:layer="layout" svg:width="2.192cm" svg:height="2.192cm" draw:transform="rotate (0.798313599862055) translate (21.106cm 9.066cm)">
          <draw:image xlink:href="Pictures/100002010000005000000050A4A092D8.png" xlink:type="simple" xlink:show="embed" xlink:actuate="onLoad">
            <text:p text:style-name="P1"/>
          </draw:image>
        </draw:frame>
        <draw:frame draw:style-name="gr1" draw:text-style-name="P5" draw:layer="layout" svg:width="2.5cm" svg:height="1.428cm" draw:transform="rotate (1.57812670965297) translate (18.567cm 10.7cm)">
          <draw:text-box>
            <text:p text:style-name="P1"><text:span text:style-name="T3">BFS</text:span></text:p>
          </draw:text-box>
        </draw:frame>
        <draw:frame draw:style-name="gr2" draw:text-style-name="P3" draw:layer="layout" svg:width="2.362cm" svg:height="2.096cm" svg:x="20cm" svg:y="9.5cm">
          <draw:image xlink:href="Pictures/100002010000005000000047AC2DF1A2.png" xlink:type="simple" xlink:show="embed" xlink:actuate="onLoad">
            <text:p text:style-name="P1"/>
          </draw:image>
        </draw:frame>
        <draw:frame draw:style-name="gr2" draw:text-style-name="P3" draw:layer="layout" svg:width="2.362cm" svg:height="2.362cm" draw:transform="rotate (-2.34886410733471) translate (13.107cm 5.618cm)">
          <draw:image xlink:href="Pictures/100002010000005000000050A4A092D8.png" xlink:type="simple" xlink:show="embed" xlink:actuate="onLoad">
            <text:p text:style-name="P1"/>
          </draw:image>
        </draw:frame>
        <draw:frame draw:style-name="gr2" draw:text-style-name="P3" draw:layer="layout" svg:width="2.192cm" svg:height="2.192cm" draw:transform="rotate (0.798313599862055) translate (12.9cm 2.57cm)">
          <draw:image xlink:href="Pictures/100002010000005000000050A4A092D8.png" xlink:type="simple" xlink:show="embed" xlink:actuate="onLoad">
            <text:p text:style-name="P1"/>
          </draw:image>
        </draw:frame>
        <draw:frame draw:style-name="gr2" draw:text-style-name="P3" draw:layer="layout" svg:width="2.893cm" svg:height="2.88cm" svg:x="11.512cm" svg:y="2.604cm">
          <draw:image xlink:href="Pictures/100002010000005000000050A8471765.png" xlink:type="simple" xlink:show="embed" xlink:actuate="onLoad">
            <text:p text:style-name="P1"/>
          </draw:image>
        </draw:frame>
        <draw:frame draw:style-name="gr3" draw:text-style-name="P7" draw:layer="layout" svg:width="12.3cm" svg:height="2.226cm" svg:x="15.1cm" svg:y="3.074cm">
          <draw:text-box>
            <text:p text:style-name="P6"><text:span text:style-name="T4">DEVSimPy</text:span></text:p>
            <text:p text:style-name="P1"><text:span text:style-name="T5">SPE Python DEVS Framework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urent Capocchi</meta:initial-creator>
    <meta:creation-date>2007-06-08T10:24:16</meta:creation-date>
    <dc:date>2008-12-08T20:58:18</dc:date>
    <dc:language>fr-FR</dc:language>
    <meta:editing-cycles>17</meta:editing-cycles>
    <meta:editing-duration>PT2H49M36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